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Helvetica Neue" svg:font-family="Helvetica Neue"/>
    <style:font-face style:name="Times" svg:font-family="Times"/>
    <style:font-face style:name="Times New Roman" svg:font-family="Times New Roman"/>
    <style:font-face style:name="Zapf Dingbats" svg:font-family="Zapf Dingbat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Helvetica Neue" fo:font-size="13.0pt"/>
    </style:style>
    <style:style style:name="T1" style:family="text">
      <style:text-properties fo:letter-spacing="0.0000in"/>
    </style:style>
    <style:style style:name="T2" style:family="text">
      <style:text-properties style:font-name="Apple Color Emoji" fo:letter-spacing="0.0000in"/>
    </style:style>
    <style:style style:name="T3" style:family="text">
      <style:text-properties style:font-name="Times" fo:font-size="12.0pt" fo:font-size-asian="12.0pt" fo:font-size-complex="12.0pt" fo:letter-spacing="0.0000in"/>
    </style:style>
    <style:style style:name="T4" style:family="text">
      <style:text-properties style:font-name="Times New Roman" fo:letter-spacing="0.0000in"/>
    </style:style>
    <style:style style:name="T5" style:family="text">
      <style:text-properties style:font-name="Zapf Dingbats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&lt;!DOCTYPE html&gt;</text:span></text:p>
      <text:p text:style-name="P1"><text:span text:style-name="T1">&lt;html lang="en"&gt;</text:span></text:p>
      <text:p text:style-name="P1"><text:span text:style-name="T1">&lt;head&gt;</text:span></text:p>
      <text:p text:style-name="P1"><text:span text:style-name="T1"><text:s text:c="2"/>&lt;meta charset="UTF-8"&gt;</text:span></text:p>
      <text:p text:style-name="P1"><text:span text:style-name="T1"><text:s text:c="2"/>&lt;meta name="viewport" content="width=device-width, initial-scale=1.0, maximum-scale=1.0, user-scalable=no"&gt;</text:span></text:p>
      <text:p text:style-name="P1"><text:span text:style-name="T1"><text:s text:c="2"/>&lt;title&gt;Elite Health &amp; Fitness Audit | Adults 40+&lt;/title&gt;</text:span></text:p>
      <text:p text:style-name="P1"><text:span text:style-name="T1"><text:s text:c="2"/>&lt;meta name="description" content="Specialist health assessment based on NHS Health Check, MyDiagnostics HRA, and PAR-Q Standards"&gt;</text:span></text:p>
      <text:p text:style-name="P1"><text:span text:style-name="T1"><text:s text:c="2"/>&lt;script src="https://cdn.tailwindcss.com"&gt;&lt;/script&gt;</text:span></text:p>
      <text:p text:style-name="P1"><text:span text:style-name="T1"><text:s text:c="2"/>&lt;script src="https://unpkg.com/react@18/umd/react.production.min.js"&gt;&lt;/script&gt;</text:span></text:p>
      <text:p text:style-name="P1"><text:span text:style-name="T1"><text:s text:c="2"/>&lt;script src="https://unpkg.com/react-dom@18/umd/react-dom.production.min.js"&gt;&lt;/script&gt;</text:span></text:p>
      <text:p text:style-name="P1"><text:span text:style-name="T1"><text:s text:c="2"/>&lt;script src="https://unpkg.com/@babel/standalone/babel.min.js"&gt;&lt;/script&gt;</text:span></text:p>
      <text:p text:style-name="P1"><text:span text:style-name="T1"><text:s text:c="2"/>&lt;style&gt;</text:span></text:p>
      <text:p text:style-name="P1"><text:span text:style-name="T1"><text:s text:c="4"/>body { font-family: -apple-system, BlinkMacSystemFont, 'Segoe UI', Roboto, sans-serif; }</text:span></text:p>
      <text:p text:style-name="P1"><text:span text:style-name="T1"><text:s text:c="4"/>.active\:scale-98:active { transform: scale(0.98); }</text:span></text:p>
      <text:p text:style-name="P1"><text:span text:style-name="T1"><text:s text:c="2"/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<text:s text:c="2"/>&lt;div id="root"&gt;&lt;/div&gt;</text:span></text:p>
      <text:p text:style-name="P1"><text:span text:style-name="T1"><text:s text:c="2"/></text:span></text:p>
      <text:p text:style-name="P1"><text:span text:style-name="T1"><text:s text:c="2"/>&lt;script type="text/babel"&gt;</text:span></text:p>
      <text:p text:style-name="P1"><text:span text:style-name="T1"><text:s text:c="4"/>// ============================================================</text:span></text:p>
      <text:p text:style-name="P1"><text:span text:style-name="T1"><text:s text:c="4"/>// </text:span><text:span text:style-name="T2">⚠️</text:span><text:span text:style-name="T1"><text:s/>IMPORTANT: Replace this URL with your Google Apps Script URL</text:span></text:p>
      <text:p text:style-name="P1"><text:span text:style-name="T1"><text:s text:c="4"/>// ============================================================</text:span></text:p>
      <text:p text:style-name="P2"><text:span text:style-name="T3"><text:s text:c="4"/>const GOOGLE_SCRIPT_URL = '</text:span>https://script.google.com/macros/s/AKfycbwDlfm0XDm9Lt3M4CctAUs2744AJD4RFrDNQIFJzDjoF7_QBP2pztoc5_ghHDC8uX8M/exec<text:span text:style-name="T3">';</text:span></text:p>
      <text:p text:style-name="P1"><text:span text:style-name="T1"><text:s text:c="4"/>// Example: 'https://script.google.com/macros/s/AKfycbx.../exec'</text:span></text:p>
      <text:p text:style-name="P1"><text:span text:style-name="T1"><text:s text:c="4"/>// ============================================================</text:span></text:p>
      <text:p text:style-name="P1"/>
      <text:p text:style-name="P1"><text:span text:style-name="T1"><text:s text:c="4"/>const { useState, useEffect } = React;</text:span></text:p>
      <text:p text:style-name="P1"/>
      <text:p text:style-name="P1"><text:span text:style-name="T1"><text:s text:c="4"/>// Quiz Data - All 40 questions</text:span></text:p>
      <text:p text:style-name="P1"><text:span text:style-name="T1"><text:s text:c="4"/>const quizData = {</text:span></text:p>
      <text:p text:style-name="P1"><text:span text:style-name="T1"><text:s text:c="6"/>phases: [</text:span></text:p>
      <text:p text:style-name="P1"><text:span text:style-name="T1"><text:s text:c="8"/>{</text:span></text:p>
      <text:p text:style-name="P1"><text:span text:style-name="T1"><text:s text:c="10"/>id: 1,</text:span></text:p>
      <text:p text:style-name="P1"><text:span text:style-name="T1"><text:s text:c="10"/>title: "Metabolic &amp; Biomarker Screening",</text:span></text:p>
      <text:p text:style-name="P1"><text:span text:style-name="T1"><text:s text:c="10"/>shortTitle: "Phase 1",</text:span></text:p>
      <text:p text:style-name="P1"><text:span text:style-name="T1"><text:s text:c="10"/>description: "15 questions on metabolic health markers",</text:span></text:p>
      <text:p text:style-name="P1"><text:span text:style-name="T1"><text:s text:c="10"/>icon: "</text:span><text:span text:style-name="T2">🩺</text:span><text:span text:style-name="T1">",</text:span></text:p>
      <text:p text:style-name="P1"><text:span text:style-name="T1"><text:s text:c="10"/>questions: [</text:span></text:p>
      <text:p text:style-name="P1"><text:span text:style-name="T1"><text:s text:c="12"/>{ id: 1, question: "What is your current age?", options: [{ text: "40–45", points: 0 }, { text: "46–55", points: 2 }, { text: "56–64", points: 4 }, { text: "65+", points: 6 }] },</text:span></text:p>
      <text:p text:style-name="P1"><text:span text:style-name="T1"><text:s text:c="12"/>{ id: 2, question: "What is your smoking status?", options: [{ text: "Never smoked", points: 0 }, { text: "Ex-smoker", points: 2 }, { text: "Occasional/Social smoker", points: 5 }, { text: "Current daily smoker", points: 8 }] },</text:span></text:p>
      <text:p text:style-name="P1"><text:span text:style-name="T1"><text:s text:c="12"/>{ id: 3, question: "Do you know your Systolic Blood Pressure (top number)?", options: [{ text: "Below 120", points: 0 }, { text: "120–139", points: 3 }, { text: "140+ or on medication", points: 6 }, { text: "I haven't checked in over 1 year", points: 4 }] },</text:span></text:p>
      <text:p text:style-name="P1"><text:span text:style-name="T1"><text:s text:c="12"/>{ id: 4, question: "Body Mass Index (BMI) Range:", options: [{ text: "Under 25 (Healthy)", points: 0 }, { text: "25–29.9 (Overweight)", points: 3 }, { text: "30+ (Obese)", points: 6 }] },</text:span></text:p>
      <text:p text:style-name="P1"><text:span text:style-name="T1"><text:s text:c="12"/>{ id: 5, question: "Family History: Heart disease in immediate family before age 60?", options: [{ text: "No", points: 0 }, { text: "Yes, one member", points: 4 }, { text: "Yes, multiple members", points: 7 }] },</text:span></text:p>
      <text:p text:style-name="P1"><text:span text:style-name="T1"><text:s text:c="12"/>{ id: 6, question: "Diabetes Status: Have you been told you are 'Prediabetic'?", options: [{ text: "No", points: 0 }, { text: "Yes", points: 8 }] },</text:span></text:p>
      <text:p text:style-name="P1"><text:span text:style-name="T1"><text:s text:c="12"/>{ id: 7, question: "Alcohol Intake: Units consumed weekly?", options: [{ text: "0–14 units", points: 0 }, { text: "15–21 units", points: 3 }, { text: "22+ units", points: 6 }] },</text:span></text:p>
      <text:p text:style-name="P1"><text:span text:style-name="T1"><text:s text:c="12"/>{ id: 8, question: "Daily fruit and vegetable portions?", options: [{ text: "5 or more", points: 0 }, { text: "3–4", points: 2 }, { text: "0–2", points: 4 }] },</text:span></text:p>
      <text:p text:style-name="P1"><text:span text:style-name="T1"><text:s text:c="12"/>{ id: 9, question: "Do you eat processed meats 3+ times a week?", options: [{ text: "No", points: 0 }, { text: "Yes", points: 3 }] },</text:span></text:p>
      <text:p text:style-name="P1"><text:span text:style-name="T1"><text:s text:c="12"/>{ id: 10, question: "Full cholesterol test in the last 2 years?", options: [{ text: "Yes, results were normal", points: 0 }, { text: "Yes, results were high", points: 5 }, { text: "No", points: 3 }] },</text:span></text:p>
      <text:p text:style-name="P1"><text:span text:style-name="T1"><text:s text:c="12"/>{ id: 11, question: "Do you experience frequent unexplained fatigue?", options: [{ text: "Rarely", points: 0 }, { text: "Sometimes", points: 2 }, { text: "Daily", points: 5 }] },</text:span></text:p>
      <text:p text:style-name="P1"><text:span text:style-name="T1"><text:s text:c="12"/>{ id: 12, question: "Waist Circumference: Is your waist more than half your height?", options: [{ text: "No", points: 0 }, { text: "Yes", points: 4 }] },</text:span></text:p>
      <text:p text:style-name="P1"><text:span text:style-name="T1"><text:s text:c="12"/>{ id: 13, question: "Do you use salt daily or eat high-sodium snacks?", options: [{ text: "Rarely", points: 0 }, { text: "Frequently", points: 3 }] },</text:span></text:p>
      <text:p text:style-name="P1"><text:span text:style-name="T1"><text:s text:c="12"/>{ id: 14, question: "How often do you eat out or order 'fast food' per week?", options: [{ text: "0–1 times", points: 0 }, { text: "2–4 times", points: 3 }, { text: "5+ times", points: 5 }] },</text:span></text:p>
      <text:p text:style-name="P1"><text:span text:style-name="T1"><text:s text:c="12"/>{ id: 15, question: "Do you suffer from persistent snoring or Sleep Apnea?", options: [{ text: "No", points: 0 }, { text: "Yes", points: 4 }] }</text:span></text:p>
      <text:p text:style-name="P1"><text:span text:style-name="T1"><text:s text:c="10"/>]</text:span></text:p>
      <text:p text:style-name="P1"><text:span text:style-name="T1"><text:s text:c="8"/>},</text:span></text:p>
      <text:p text:style-name="P1"><text:span text:style-name="T1"><text:s text:c="8"/>{</text:span></text:p>
      <text:p text:style-name="P1"><text:span text:style-name="T1"><text:s text:c="10"/>id: 2,</text:span></text:p>
      <text:p text:style-name="P1"><text:span text:style-name="T1"><text:s text:c="10"/>title: "Physical Readiness (PAR-Q)",</text:span></text:p>
      <text:p text:style-name="P1"><text:span text:style-name="T1"><text:s text:c="10"/>shortTitle: "Phase 2",</text:span></text:p>
      <text:p text:style-name="P1"><text:span text:style-name="T1"><text:s text:c="10"/>description: "10 questions on exercise safety",</text:span></text:p>
      <text:p text:style-name="P1"><text:span text:style-name="T1"><text:s text:c="10"/>icon: "</text:span><text:span text:style-name="T2">💪</text:span><text:span text:style-name="T1">",</text:span></text:p>
      <text:p text:style-name="P1"><text:span text:style-name="T1"><text:s text:c="10"/>questions: [</text:span></text:p>
      <text:p text:style-name="P1"><text:span text:style-name="T1"><text:s text:c="12"/>{ id: 16, question: "Has a doctor ever said you have a heart condition?", options: [{ text: "No", points: 0 }, { text: "Yes", points: 10 }] },</text:span></text:p>
      <text:p text:style-name="P1"><text:span text:style-name="T1"><text:s text:c="12"/>{ id: 17, question: "Chest pain during physical activity?", options: [{ text: "No", points: 0 }, { text: "Yes", points: 10 }] },</text:span></text:p>
      <text:p text:style-name="P1"><text:span text:style-name="T1"><text:s text:c="12"/>{ id: 18, question: "Chest pain when NOT active in the past month?", options: [{ text: "No", points: 0 }, { text: "Yes", points: 10 }] },</text:span></text:p>
      <text:p text:style-name="P1"><text:span text:style-name="T1"><text:s text:c="12"/>{ id: 19, question: "Do you lose balance due to dizziness?", options: [{ text: "No", points: 0 }, { text: "Yes", points: 5 }] },</text:span></text:p>
      <text:p text:style-name="P1"><text:span text:style-name="T1"><text:s text:c="12"/>{ id: 20, question: "Bone or joint problems made worse by exercise?", options: [{ text: "No", points: 0 }, { text: "Yes", points: 5 }] },</text:span></text:p>
      <text:p text:style-name="P1"><text:span text:style-name="T1"><text:s text:c="12"/>{ id: 21, question: "Currently on meds for Blood Pressure or Heart?", options: [{ text: "No", points: 0 }, { text: "Yes", points: 8 }] },</text:span></text:p>
      <text:p text:style-name="P1"><text:span text:style-name="T1"><text:s text:c="12"/>{ id: 22, question: "Shortness of breath climbing one flight of stairs?", options: [{ text: "No", points: 0 }, { text: "Yes", points: 5 }] },</text:span></text:p>
      <text:p text:style-name="P1"><text:span text:style-name="T1"><text:s text:c="12"/>{ id: 23, question: "Any other reason you should not be active?", options: [{ text: "No", points: 0 }, { text: "Yes", points: 5 }] },</text:span></text:p>
      <text:p text:style-name="P1"><text:span text:style-name="T1"><text:s text:c="12"/>{ id: 24, question: "10-minute warm-up before every workout?", options: [{ text: "Always", points: 0 }, { text: "Sometimes", points: 3 }, { text: "Never", points: 5 }] },</text:span></text:p>
      <text:p text:style-name="P1"><text:span text:style-name="T1"><text:s text:c="12"/>{ id: 25, question: "Hydrate 150ml every 15 mins during exercise?", options: [{ text: "Yes", points: 0 }, { text: "No", points: 2 }] }</text:span></text:p>
      <text:p text:style-name="P1"><text:span text:style-name="T1"><text:s text:c="10"/>]</text:span></text:p>
      <text:p text:style-name="P1"><text:span text:style-name="T1"><text:s text:c="8"/>},</text:span></text:p>
      <text:p text:style-name="P1"><text:span text:style-name="T1"><text:s text:c="8"/>{</text:span></text:p>
      <text:p text:style-name="P1"><text:span text:style-name="T1"><text:s text:c="10"/>id: 3,</text:span></text:p>
      <text:p text:style-name="P1"><text:span text:style-name="T1"><text:s text:c="10"/>title: "Lifestyle &amp; Performance",</text:span></text:p>
      <text:p text:style-name="P1"><text:span text:style-name="T1"><text:s text:c="10"/>shortTitle: "Phase 3",</text:span></text:p>
      <text:p text:style-name="P1"><text:span text:style-name="T1"><text:s text:c="10"/>description: "15 questions on wellness",</text:span></text:p>
      <text:p text:style-name="P1"><text:span text:style-name="T1"><text:s text:c="10"/>icon: "</text:span><text:span text:style-name="T2">🧘</text:span><text:span text:style-name="T1">",</text:span></text:p>
      <text:p text:style-name="P1"><text:span text:style-name="T1"><text:s text:c="10"/>questions: [</text:span></text:p>
      <text:p text:style-name="P1"><text:span text:style-name="T1"><text:s text:c="12"/>{ id: 26, question: "Hours of quality sleep nightly?", options: [{ text: "7–9 hours", points: 0 }, { text: "5–6 hours", points: 3 }, { text: "Less than 5", points: 6 }] },</text:span></text:p>
      <text:p text:style-name="P1"><text:span text:style-name="T1"><text:s text:c="12"/>{ id: 27, question: "Daily stress levels?", options: [{ text: "Low/Managed", points: 0 }, { text: "Moderate", points: 3 }, { text: "High/Constant", points: 7 }] },</text:span></text:p>
      <text:p text:style-name="P1"><text:span text:style-name="T1"><text:s text:c="12"/>{ id: 28, question: "Weekly minutes of Brisk Walking?", options: [{ text: "150+ mins", points: 0 }, { text: "75–149 mins", points: 3 }, { text: "Less than 75 mins", points: 6 }] },</text:span></text:p>
      <text:p text:style-name="P1"><text:span text:style-name="T1"><text:s text:c="12"/>{ id: 29, question: "Strength training 2x per week?", options: [{ text: "Yes", points: 0 }, { text: "No", points: 5 }] },</text:span></text:p>
      <text:p text:style-name="P1"><text:span text:style-name="T1"><text:s text:c="12"/>{ id: 30, question: "Hours spent sitting per day?", options: [{ text: "Less than 4 hours", points: 0 }, { text: "4–8 hours", points: 3 }, { text: "8+ hours", points: 6 }] },</text:span></text:p>
      <text:p text:style-name="P1"><text:span text:style-name="T1"><text:s text:c="12"/>{ id: 31, question: "Mindfulness or meditation practice?", options: [{ text: "Daily", points: 0 }, { text: "Weekly/Monthly", points: 2 }, { text: "Never", points: 4 }] },</text:span></text:p>
      <text:p text:style-name="P1"><text:span text:style-name="T1"><text:s text:c="12"/>{ id: 32, question: "Do you feel socially isolated or lonely?", options: [{ text: "Rarely", points: 0 }, { text: "Sometimes", points: 3 }, { text: "Often", points: 5 }] },</text:span></text:p>
      <text:p text:style-name="P1"><text:span text:style-name="T1"><text:s text:c="12"/>{ id: 33, question: "Screen use within 1 hour of bedtime?", options: [{ text: "No", points: 0 }, { text: "Yes", points: 3 }] },</text:span></text:p>
      <text:p text:style-name="P1"><text:span text:style-name="T1"><text:s text:c="12"/>{ id: 34, question: "Daily caffeine intake (cups)?", options: [{ text: "0–2 cups", points: 0 }, { text: "3–5 cups", points: 2 }, { text: "6+ cups", points: 4 }] },</text:span></text:p>
      <text:p text:style-name="P1"><text:span text:style-name="T1"><text:s text:c="12"/>{ id: 35, question: "Do you have a dedicated hobby?", options: [{ text: "Yes", points: 0 }, { text: "No", points: 3 }] },</text:span></text:p>
      <text:p text:style-name="P1"><text:span text:style-name="T1"><text:s text:c="12"/>{ id: 36, question: "Do you track steps daily?", options: [{ text: "Yes, target 10k+", points: 0 }, { text: "Yes, target 5k–10k", points: 2 }, { text: "No", points: 4 }] },</text:span></text:p>
      <text:p text:style-name="P1"><text:span text:style-name="T1"><text:s text:c="12"/>{ id: 37, question: "Do you smoke or use Vapes?", options: [{ text: "No", points: 0 }, { text: "Yes", points: 6 }] },</text:span></text:p>
      <text:p text:style-name="P1"><text:span text:style-name="T1"><text:s text:c="12"/>{ id: 38, question: "Life Satisfaction rating?", options: [{ text: "High", points: 0 }, { text: "Moderate", points: 3 }, { text: "Low", points: 5 }] },</text:span></text:p>
      <text:p text:style-name="P1"><text:span text:style-name="T1"><text:s text:c="12"/>{ id: 39, question: "Frequent headaches or migraines?", options: [{ text: "Rarely", points: 0 }, { text: "Monthly", points: 2 }, { text: "Weekly", points: 4 }] },</text:span></text:p>
      <text:p text:style-name="P1"><text:span text:style-name="T1"><text:s text:c="12"/>{ id: 40, question: "Ages 65+: Performing balance exercises (Tai Chi, etc)?", options: [{ text: "Yes or N/A (under 65)", points: 0 }, { text: "No (65+ without balance exercises)", points: 4 }] }</text:span></text:p>
      <text:p text:style-name="P1"><text:span text:style-name="T1"><text:s text:c="10"/>]</text:span></text:p>
      <text:p text:style-name="P1"><text:span text:style-name="T1"><text:s text:c="8"/>}</text:span></text:p>
      <text:p text:style-name="P1"><text:span text:style-name="T1"><text:s text:c="6"/>]</text:span></text:p>
      <text:p text:style-name="P1"><text:span text:style-name="T1"><text:s text:c="4"/>};</text:span></text:p>
      <text:p text:style-name="P1"/>
      <text:p text:style-name="P1"><text:span text:style-name="T1"><text:s text:c="4"/>const scoringScale = [</text:span></text:p>
      <text:p text:style-name="P1"><text:span text:style-name="T1"><text:s text:c="6"/>{ range: "0–15", level: "Low Risk", color: "#10b981", emoji: "</text:span><text:span text:style-name="T2">🟢</text:span><text:span text:style-name="T1">", desc: "Excellent baseline. Focus on Performance Optimization." },</text:span></text:p>
      <text:p text:style-name="P1"><text:span text:style-name="T1"><text:s text:c="6"/>{ range: "16–35", level: "Moderate Risk", color: "#f59e0b", emoji: "</text:span><text:span text:style-name="T2">🟡</text:span><text:span text:style-name="T1">", desc: "Requires lifestyle intervention to prevent chronic onset." },</text:span></text:p>
      <text:p text:style-name="P1"><text:span text:style-name="T1"><text:s text:c="6"/>{ range: "36–55", level: "High Risk", color: "#ef4444", emoji: "</text:span><text:span text:style-name="T2">🔴</text:span><text:span text:style-name="T1">", desc: "Immediate GP consultation for full NHS-style check." },</text:span></text:p>
      <text:p text:style-name="P1"><text:span text:style-name="T1"><text:s text:c="6"/>{ range: "56+", level: "Critical Risk", color: "#991b1b", emoji: "</text:span><text:span text:style-name="T2">🚨</text:span><text:span text:style-name="T1">", desc: "Potential undiagnosed condition. Medical clearance required." }</text:span></text:p>
      <text:p text:style-name="P1"><text:span text:style-name="T1"><text:s text:c="4"/>];</text:span></text:p>
      <text:p text:style-name="P1"/>
      <text:p text:style-name="P1"><text:span text:style-name="T1"><text:s text:c="4"/>const getRiskCategory = (score) =&gt; {</text:span></text:p>
      <text:p text:style-name="P1"><text:span text:style-name="T1"><text:s text:c="6"/>if (score &lt;= 15) return { level: "LOW RISK", color: "#10b981", bgColor: "#d1fae5", emoji: "</text:span><text:span text:style-name="T2">🟢</text:span><text:span text:style-name="T1">", title: "Optimal Health Status", interpretation: "Excellent baseline. Focus on Performance Optimization.", clinicalAction: "You can confidently pursue elite fitness goals.", fitnessGuidance: "Ready for 'Elite' training—Partner P.N.F. stretches and 100% intensity workouts.", cure: { title: "Longevity Maintenance Protocol", items: ["HIIT once weekly to maintain VO2 Max", "Partner P.N.F. stretches for joint health", "Continue current nutrition and sleep habits", "Annual health screening"] } };</text:span></text:p>
      <text:p text:style-name="P1"><text:span text:style-name="T1"><text:s text:c="6"/>if (score &lt;= 35) return { level: "MODERATE RISK", color: "#f59e0b", bgColor: "#fef3c7", emoji: "</text:span><text:span text:style-name="T2">🟡</text:span><text:span text:style-name="T1">", title: "Lifestyle Intervention Required", interpretation: "You're in the 'Yellow Zone.' Lifestyle changes needed.", clinicalAction: "Start slowly and build gradually. Stop if you feel discomfort.", fitnessGuidance: "Focus on 'Easy Stretches' and Zone 2 cardio (brisk walking).", cure: { title: "Metabolic Reset Protocol", items: ["Reduce refined sugars and processed foods", "Increase fiber intake to 30g/day", "150 minutes moderate activity weekly", "2 days strength training", "GP consultation within 3 months"] } };</text:span></text:p>
      <text:p text:style-name="P1"><text:span text:style-name="T1"><text:s text:c="6"/>if (score &lt;= 55) return { level: "HIGH RISK", color: "#ef4444", bgColor: "#fee2e2", emoji: "</text:span><text:span text:style-name="T2">🔴</text:span><text:span text:style-name="T1">", title: "Medical Consultation Required", interpretation: "You're in the 'Red Zone.' Immediate GP consultation recommended.", clinicalAction: "Do NOT proceed with vigorous exercise. See GP for ECG.", fitnessGuidance: "Zone 1 activities ONLY—leisurely walking.", cure: { title: "Medical Clearance Protocol", items: ["STOP all vigorous physical activity", "Schedule GP appointment within 2 weeks", "Request ECG and Blood Panel", "Only Zone 1 activities", "Medical clearance before progression"] } };</text:span></text:p>
      <text:p text:style-name="P1"><text:span text:style-name="T1"><text:s text:c="6"/>return { level: "CRITICAL RISK", color: "#991b1b", bgColor: "#fecaca", emoji: "</text:span><text:span text:style-name="T2">🚨</text:span><text:span text:style-name="T1">", title: "Urgent Medical Attention", interpretation: "CRITICAL: Immediate medical clearance required.", clinicalAction: "STOP all physical activity. Contact healthcare provider TODAY.", fitnessGuidance: "NO exercise until full medical clearance.", cure: { title: "Urgent Medical Evaluation", items: ["Contact healthcare provider IMMEDIATELY", "Complete medical evaluation required", "Share all health concerns with doctor", "Follow-up appointments mandatory"] } };</text:span></text:p>
      <text:p text:style-name="P1"><text:span text:style-name="T1"><text:s text:c="4"/>};</text:span></text:p>
      <text:p text:style-name="P1"/>
      <text:p text:style-name="P1"><text:span text:style-name="T1"><text:s text:c="4"/>const submitToGoogleSheets = async (data) =&gt; {</text:span></text:p>
      <text:p text:style-name="P1"><text:span text:style-name="T1"><text:s text:c="6"/>if (GOOGLE_SCRIPT_URL === 'YOUR_GOOGLE_SCRIPT_URL_HERE') {</text:span></text:p>
      <text:p text:style-name="P1"><text:span text:style-name="T1"><text:s text:c="8"/>console.log('Google Sheets not configured. Data:', data);</text:span></text:p>
      <text:p text:style-name="P1"><text:span text:style-name="T1"><text:s text:c="8"/>return { success: true, offline: true };</text:span></text:p>
      <text:p text:style-name="P1"><text:span text:style-name="T1"><text:s text:c="6"/>}</text:span></text:p>
      <text:p text:style-name="P1"><text:span text:style-name="T1"><text:s text:c="6"/>try {</text:span></text:p>
      <text:p text:style-name="P1"><text:span text:style-name="T1"><text:s text:c="8"/>await fetch(GOOGLE_SCRIPT_URL, { method: 'POST', mode: 'no-cors', headers: { 'Content-Type': 'application/json' }, body: JSON.stringify(data) });</text:span></text:p>
      <text:p text:style-name="P1"><text:span text:style-name="T1"><text:s text:c="8"/>return { success: true };</text:span></text:p>
      <text:p text:style-name="P1"><text:span text:style-name="T1"><text:s text:c="6"/>} catch (error) {</text:span></text:p>
      <text:p text:style-name="P1"><text:span text:style-name="T1"><text:s text:c="8"/>console.error('Submit error:', error);</text:span></text:p>
      <text:p text:style-name="P1"><text:span text:style-name="T1"><text:s text:c="8"/>return { success: false };</text:span></text:p>
      <text:p text:style-name="P1"><text:span text:style-name="T1"><text:s text:c="6"/>}</text:span></text:p>
      <text:p text:style-name="P1"><text:span text:style-name="T1"><text:s text:c="4"/>};</text:span></text:p>
      <text:p text:style-name="P1"/>
      <text:p text:style-name="P1"><text:span text:style-name="T1"><text:s text:c="4"/>const WelcomeScreen = ({ onStart }) =&gt; {</text:span></text:p>
      <text:p text:style-name="P1"><text:span text:style-name="T1"><text:s text:c="6"/>const [userInfo, setUserInfo] = useState({ name: '', email: '', phone: '' });</text:span></text:p>
      <text:p text:style-name="P1"><text:span text:style-name="T1"><text:s text:c="6"/>const [agreed, setAgreed] = useState(false);</text:span></text:p>
      <text:p text:style-name="P1"><text:span text:style-name="T1"><text:s text:c="6"/>const [errors, setErrors] = useState({});</text:span></text:p>
      <text:p text:style-name="P1"/>
      <text:p text:style-name="P1"><text:span text:style-name="T1"><text:s text:c="6"/>const validate = () =&gt; {</text:span></text:p>
      <text:p text:style-name="P1"><text:span text:style-name="T1"><text:s text:c="8"/>const newErrors = {};</text:span></text:p>
      <text:p text:style-name="P1"><text:span text:style-name="T1"><text:s text:c="8"/>if (!userInfo.name.trim()) newErrors.name = 'Required';</text:span></text:p>
      <text:p text:style-name="P1"><text:span text:style-name="T1"><text:s text:c="8"/>if (!userInfo.email.trim()) newErrors.email = 'Required';</text:span></text:p>
      <text:p text:style-name="P1"><text:span text:style-name="T1"><text:s text:c="8"/>else if (!/\S+@\S+\.\S+/.test(userInfo.email)) newErrors.email = 'Invalid email';</text:span></text:p>
      <text:p text:style-name="P1"><text:span text:style-name="T1"><text:s text:c="8"/>if (!agreed) newErrors.agreed = 'Please agree';</text:span></text:p>
      <text:p text:style-name="P1"><text:span text:style-name="T1"><text:s text:c="8"/>setErrors(newErrors);</text:span></text:p>
      <text:p text:style-name="P1"><text:span text:style-name="T1"><text:s text:c="8"/>return Object.keys(newErrors).length === 0;</text:span></text:p>
      <text:p text:style-name="P1"><text:span text:style-name="T1"><text:s text:c="6"/>};</text:span></text:p>
      <text:p text:style-name="P1"/>
      <text:p text:style-name="P1"><text:span text:style-name="T1"><text:s text:c="6"/>return (</text:span></text:p>
      <text:p text:style-name="P1"><text:span text:style-name="T1"><text:s text:c="8"/>&lt;div className="min-h-screen bg-gradient-to-br from-slate-900 via-blue-900 to-slate-900 flex items-center justify-center p-3"&gt;</text:span></text:p>
      <text:p text:style-name="P1"><text:span text:style-name="T1"><text:s text:c="10"/>&lt;div className="w-full max-w-lg"&gt;</text:span></text:p>
      <text:p text:style-name="P1"><text:span text:style-name="T1"><text:s text:c="12"/>&lt;div className="bg-white/10 backdrop-blur-lg rounded-2xl p-5 shadow-2xl border border-white/20"&gt;</text:span></text:p>
      <text:p text:style-name="P1"><text:span text:style-name="T1"><text:s text:c="14"/>&lt;div className="text-center mb-5"&gt;</text:span></text:p>
      <text:p text:style-name="P1"><text:span text:style-name="T1"><text:s text:c="16"/>&lt;div className="inline-flex items-center justify-center w-14 h-14 bg-gradient-to-br from-emerald-400 to-cyan-500 rounded-xl mb-3"&gt;</text:span></text:p>
      <text:p text:style-name="P1"><text:span text:style-name="T1"><text:s text:c="18"/>&lt;span className="text-2xl"&gt;</text:span><text:span text:style-name="T2">🏥</text:span><text:span text:style-name="T1">&lt;/span&gt;</text:span></text:p>
      <text:p text:style-name="P1"><text:span text:style-name="T1"><text:s text:c="16"/>&lt;/div&gt;</text:span></text:p>
      <text:p text:style-name="P1"><text:span text:style-name="T1"><text:s text:c="16"/>&lt;h1 className="text-xl font-bold text-white mb-1"&gt;Elite Health &amp; Fitness Audit&lt;/h1&gt;</text:span></text:p>
      <text:p text:style-name="P1"><text:span text:style-name="T1"><text:s text:c="16"/>&lt;p className="text-blue-200 text-sm"&gt;Adults 40+ | 40 Questions | 5-7 mins&lt;/p&gt;</text:span></text:p>
      <text:p text:style-name="P1"><text:span text:style-name="T1"><text:s text:c="14"/>&lt;/div&gt;</text:span></text:p>
      <text:p text:style-name="P1"><text:span text:style-name="T1"><text:s text:c="14"/></text:span></text:p>
      <text:p text:style-name="P1"><text:span text:style-name="T1"><text:s text:c="14"/>&lt;div className="space-y-3 mb-4"&gt;</text:span></text:p>
      <text:p text:style-name="P1"><text:span text:style-name="T1"><text:s text:c="16"/>&lt;input type="text" placeholder="Your Name *" value={userInfo.name} onChange={(e) =&gt; setUserInfo({...userInfo, name: e.target.value})} className={`w-full px-4 py-3 rounded-lg bg-white/10 border text-white placeholder-blue-300 text-sm ${errors.name ? 'border-red-400' : 'border-white/20'}`} /&gt;</text:span></text:p>
      <text:p text:style-name="P1"><text:span text:style-name="T1"><text:s text:c="16"/>&lt;input type="email" placeholder="Email *" value={userInfo.email} onChange={(e) =&gt; setUserInfo({...userInfo, email: e.target.value})} className={`w-full px-4 py-3 rounded-lg bg-white/10 border text-white placeholder-blue-300 text-sm ${errors.email ? 'border-red-400' : 'border-white/20'}`} /&gt;</text:span></text:p>
      <text:p text:style-name="P1"><text:span text:style-name="T1"><text:s text:c="16"/>&lt;input type="tel" placeholder="Phone (optional)" value={userInfo.phone} onChange={(e) =&gt; setUserInfo({...userInfo, phone: e.target.value})} className="w-full px-4 py-3 rounded-lg bg-white/10 border border-white/20 text-white placeholder-blue-300 text-sm" /&gt;</text:span></text:p>
      <text:p text:style-name="P1"><text:span text:style-name="T1"><text:s text:c="14"/>&lt;/div&gt;</text:span></text:p>
      <text:p text:style-name="P1"/>
      <text:p text:style-name="P1"><text:span text:style-name="T1"><text:s text:c="14"/>&lt;div className="bg-amber-500/10 border border-amber-500/30 rounded-lg p-3 mb-4"&gt;</text:span></text:p>
      <text:p text:style-name="P1"><text:span text:style-name="T1"><text:s text:c="16"/>&lt;label className="flex items-start gap-2 cursor-pointer"&gt;</text:span></text:p>
      <text:p text:style-name="P1"><text:span text:style-name="T1"><text:s text:c="18"/>&lt;input type="checkbox" checked={agreed} onChange={(e) =&gt; setAgreed(e.target.checked)} className="mt-1" /&gt;</text:span></text:p>
      <text:p text:style-name="P1"><text:span text:style-name="T1"><text:s text:c="18"/>&lt;span className="text-amber-200 text-xs"&gt;</text:span><text:span text:style-name="T2">⚠️</text:span><text:span text:style-name="T1"><text:s/>This is for educational purposes only. A high score means consult a physician first.&lt;/span&gt;</text:span></text:p>
      <text:p text:style-name="P1"><text:span text:style-name="T1"><text:s text:c="16"/>&lt;/label&gt;</text:span></text:p>
      <text:p text:style-name="P1"><text:span text:style-name="T1"><text:s text:c="14"/>&lt;/div&gt;</text:span></text:p>
      <text:p text:style-name="P1"><text:span text:style-name="T1"><text:s text:c="14"/></text:span></text:p>
      <text:p text:style-name="P1"><text:span text:style-name="T1"><text:s text:c="14"/>&lt;button onClick={() =&gt; validate() &amp;&amp; onStart(userInfo)} className="w-full bg-gradient-to-r from-emerald-500 to-cyan-500 text-white font-bold py-3 rounded-xl"&gt;</text:span></text:p>
      <text:p text:style-name="P1"><text:span text:style-name="T1"><text:s text:c="16"/>Begin Assessment </text:span><text:span text:style-name="T4">→</text:span></text:p>
      <text:p text:style-name="P1"><text:span text:style-name="T1"><text:s text:c="14"/>&lt;/button&gt;</text:span></text:p>
      <text:p text:style-name="P1"><text:span text:style-name="T1"><text:s text:c="12"/>&lt;/div&gt;</text:span></text:p>
      <text:p text:style-name="P1"><text:span text:style-name="T1"><text:s text:c="10"/>&lt;/div&gt;</text:span></text:p>
      <text:p text:style-name="P1"><text:span text:style-name="T1"><text:s text:c="8"/>&lt;/div&gt;</text:span></text:p>
      <text:p text:style-name="P1"><text:span text:style-name="T1"><text:s text:c="6"/>);</text:span></text:p>
      <text:p text:style-name="P1"><text:span text:style-name="T1"><text:s text:c="4"/>};</text:span></text:p>
      <text:p text:style-name="P1"/>
      <text:p text:style-name="P1"><text:span text:style-name="T1"><text:s text:c="4"/>const QuizScreen = ({ userInfo, onComplete }) =&gt; {</text:span></text:p>
      <text:p text:style-name="P1"><text:span text:style-name="T1"><text:s text:c="6"/>const [phaseIdx, setPhaseIdx] = useState(0);</text:span></text:p>
      <text:p text:style-name="P1"><text:span text:style-name="T1"><text:s text:c="6"/>const [qIdx, setQIdx] = useState(0);</text:span></text:p>
      <text:p text:style-name="P1"><text:span text:style-name="T1"><text:s text:c="6"/>const [answers, setAnswers] = useState({});</text:span></text:p>
      <text:p text:style-name="P1"><text:span text:style-name="T1"><text:s text:c="6"/>const [score, setScore] = useState(0);</text:span></text:p>
      <text:p text:style-name="P1"><text:span text:style-name="T1"><text:s text:c="6"/>const [submitting, setSubmitting] = useState(false);</text:span></text:p>
      <text:p text:style-name="P1"><text:span text:style-name="T1"><text:s text:c="6"/></text:span></text:p>
      <text:p text:style-name="P1"><text:span text:style-name="T1"><text:s text:c="6"/>const allQuestions = quizData.phases.flatMap(p =&gt; p.questions);</text:span></text:p>
      <text:p text:style-name="P1"><text:span text:style-name="T1"><text:s text:c="6"/>const total = allQuestions.length;</text:span></text:p>
      <text:p text:style-name="P1"><text:span text:style-name="T1"><text:s text:c="6"/>let current = 0;</text:span></text:p>
      <text:p text:style-name="P1"><text:span text:style-name="T1"><text:s text:c="6"/>for (let i = 0; i &lt; phaseIdx; i++) current += quizData.phases[i].questions.length;</text:span></text:p>
      <text:p text:style-name="P1"><text:span text:style-name="T1"><text:s text:c="6"/>current += qIdx + 1;</text:span></text:p>
      <text:p text:style-name="P1"><text:span text:style-name="T1"><text:s text:c="6"/></text:span></text:p>
      <text:p text:style-name="P1"><text:span text:style-name="T1"><text:s text:c="6"/>const phase = quizData.phases[phaseIdx];</text:span></text:p>
      <text:p text:style-name="P1"><text:span text:style-name="T1"><text:s text:c="6"/>const q = phase.questions[qIdx];</text:span></text:p>
      <text:p text:style-name="P1"><text:span text:style-name="T1"><text:s text:c="6"/></text:span></text:p>
      <text:p text:style-name="P1"><text:span text:style-name="T1"><text:s text:c="6"/>const handleSelect = (qId, optIdx) =&gt; {</text:span></text:p>
      <text:p text:style-name="P1"><text:span text:style-name="T1"><text:s text:c="8"/>const question = allQuestions.find(x =&gt; x.id === qId);</text:span></text:p>
      <text:p text:style-name="P1"><text:span text:style-name="T1"><text:s text:c="8"/>const prev = answers[qId];</text:span></text:p>
      <text:p text:style-name="P1"><text:span text:style-name="T1"><text:s text:c="8"/>const prevPts = prev !== undefined ? question.options[prev].points : 0;</text:span></text:p>
      <text:p text:style-name="P1"><text:span text:style-name="T1"><text:s text:c="8"/>const newPts = question.options[optIdx].points;</text:span></text:p>
      <text:p text:style-name="P1"><text:span text:style-name="T1"><text:s text:c="8"/>setAnswers(a =&gt; ({ ...a, [qId]: optIdx }));</text:span></text:p>
      <text:p text:style-name="P1"><text:span text:style-name="T1"><text:s text:c="8"/>setScore(s =&gt; s - prevPts + newPts);</text:span></text:p>
      <text:p text:style-name="P1"><text:span text:style-name="T1"><text:s text:c="6"/>};</text:span></text:p>
      <text:p text:style-name="P1"><text:span text:style-name="T1"><text:s text:c="6"/></text:span></text:p>
      <text:p text:style-name="P1"><text:span text:style-name="T1"><text:s text:c="6"/>const handleNext = async () =&gt; {</text:span></text:p>
      <text:p text:style-name="P1"><text:span text:style-name="T1"><text:s text:c="8"/>if (qIdx &lt; phase.questions.length - 1) setQIdx(i =&gt; i + 1);</text:span></text:p>
      <text:p text:style-name="P1"><text:span text:style-name="T1"><text:s text:c="8"/>else if (phaseIdx &lt; quizData.phases.length - 1) { setPhaseIdx(i =&gt; i + 1); setQIdx(0); }</text:span></text:p>
      <text:p text:style-name="P1"><text:span text:style-name="T1"><text:s text:c="8"/>else {</text:span></text:p>
      <text:p text:style-name="P1"><text:span text:style-name="T1"><text:s text:c="10"/>setSubmitting(true);</text:span></text:p>
      <text:p text:style-name="P1"><text:span text:style-name="T1"><text:s text:c="10"/>const phaseScores = quizData.phases.map(p =&gt; p.questions.reduce((t, x) =&gt; t + (answers[x.id] !== undefined ? x.options[answers[x.id]].points : 0), 0));</text:span></text:p>
      <text:p text:style-name="P1"><text:span text:style-name="T1"><text:s text:c="10"/>const risk = getRiskCategory(score);</text:span></text:p>
      <text:p text:style-name="P1"><text:span text:style-name="T1"><text:s text:c="10"/>const ageText = answers[1] !== undefined ? quizData.phases[0].questions[0].options[answers[1]].text : 'Unknown';</text:span></text:p>
      <text:p text:style-name="P1"><text:span text:style-name="T1"><text:s text:c="10"/>const detailedAnswers = {};</text:span></text:p>
      <text:p text:style-name="P1"><text:span text:style-name="T1"><text:s text:c="10"/>allQuestions.forEach(x =&gt; { if (answers[x.id] !== undefined) detailedAnswers['Q' + x.id] = x.options[answers[x.id]].text; });</text:span></text:p>
      <text:p text:style-name="P1"><text:span text:style-name="T1"><text:s text:c="10"/></text:span></text:p>
      <text:p text:style-name="P1"><text:span text:style-name="T1"><text:s text:c="10"/>await submitToGoogleSheets({</text:span></text:p>
      <text:p text:style-name="P1"><text:span text:style-name="T1"><text:s text:c="12"/>timestamp: new Date().toISOString(),</text:span></text:p>
      <text:p text:style-name="P1"><text:span text:style-name="T1"><text:s text:c="12"/>id: Date.now().toString(36).toUpperCase(),</text:span></text:p>
      <text:p text:style-name="P1"><text:span text:style-name="T1"><text:s text:c="12"/>name: userInfo.name,</text:span></text:p>
      <text:p text:style-name="P1"><text:span text:style-name="T1"><text:s text:c="12"/>email: userInfo.email,</text:span></text:p>
      <text:p text:style-name="P1"><text:span text:style-name="T1"><text:s text:c="12"/>phone: userInfo.phone || 'N/A',</text:span></text:p>
      <text:p text:style-name="P1"><text:span text:style-name="T1"><text:s text:c="12"/>age: ageText,</text:span></text:p>
      <text:p text:style-name="P1"><text:span text:style-name="T1"><text:s text:c="12"/>totalScore: score,</text:span></text:p>
      <text:p text:style-name="P1"><text:span text:style-name="T1"><text:s text:c="12"/>riskLevel: risk.level,</text:span></text:p>
      <text:p text:style-name="P1"><text:span text:style-name="T1"><text:s text:c="12"/>phase1Score: phaseScores[0],</text:span></text:p>
      <text:p text:style-name="P1"><text:span text:style-name="T1"><text:s text:c="12"/>phase2Score: phaseScores[1],</text:span></text:p>
      <text:p text:style-name="P1"><text:span text:style-name="T1"><text:s text:c="12"/>phase3Score: phaseScores[2],</text:span></text:p>
      <text:p text:style-name="P1"><text:span text:style-name="T1"><text:s text:c="12"/>allAnswers: JSON.stringify(detailedAnswers)</text:span></text:p>
      <text:p text:style-name="P1"><text:span text:style-name="T1"><text:s text:c="10"/>});</text:span></text:p>
      <text:p text:style-name="P1"><text:span text:style-name="T1"><text:s text:c="10"/></text:span></text:p>
      <text:p text:style-name="P1"><text:span text:style-name="T1"><text:s text:c="10"/>setSubmitting(false);</text:span></text:p>
      <text:p text:style-name="P1"><text:span text:style-name="T1"><text:s text:c="10"/>onComplete(score, answers);</text:span></text:p>
      <text:p text:style-name="P1"><text:span text:style-name="T1"><text:s text:c="8"/>}</text:span></text:p>
      <text:p text:style-name="P1"><text:span text:style-name="T1"><text:s text:c="6"/>};</text:span></text:p>
      <text:p text:style-name="P1"><text:span text:style-name="T1"><text:s text:c="6"/></text:span></text:p>
      <text:p text:style-name="P1"><text:span text:style-name="T1"><text:s text:c="6"/>const handleBack = () =&gt; {</text:span></text:p>
      <text:p text:style-name="P1"><text:span text:style-name="T1"><text:s text:c="8"/>if (qIdx &gt; 0) setQIdx(i =&gt; i - 1);</text:span></text:p>
      <text:p text:style-name="P1"><text:span text:style-name="T1"><text:s text:c="8"/>else if (phaseIdx &gt; 0) { setPhaseIdx(i =&gt; i - 1); setQIdx(quizData.phases[phaseIdx - 1].questions.length - 1); }</text:span></text:p>
      <text:p text:style-name="P1"><text:span text:style-name="T1"><text:s text:c="6"/>};</text:span></text:p>
      <text:p text:style-name="P1"><text:span text:style-name="T1"><text:s text:c="6"/></text:span></text:p>
      <text:p text:style-name="P1"><text:span text:style-name="T1"><text:s text:c="6"/>if (submitting) return (</text:span></text:p>
      <text:p text:style-name="P1"><text:span text:style-name="T1"><text:s text:c="8"/>&lt;div className="min-h-screen bg-gradient-to-br from-slate-900 via-blue-900 to-slate-900 flex items-center justify-center"&gt;</text:span></text:p>
      <text:p text:style-name="P1"><text:span text:style-name="T1"><text:s text:c="10"/>&lt;div className="text-center"&gt;&lt;div className="animate-spin w-10 h-10 border-4 border-white border-t-transparent rounded-full mx-auto mb-3"&gt;&lt;/div&gt;&lt;p className="text-white text-sm"&gt;Saving results...&lt;/p&gt;&lt;/div&gt;</text:span></text:p>
      <text:p text:style-name="P1"><text:span text:style-name="T1"><text:s text:c="8"/>&lt;/div&gt;</text:span></text:p>
      <text:p text:style-name="P1"><text:span text:style-name="T1"><text:s text:c="6"/>);</text:span></text:p>
      <text:p text:style-name="P1"><text:span text:style-name="T1"><text:s text:c="6"/></text:span></text:p>
      <text:p text:style-name="P1"><text:span text:style-name="T1"><text:s text:c="6"/>return (</text:span></text:p>
      <text:p text:style-name="P1"><text:span text:style-name="T1"><text:s text:c="8"/>&lt;div className="min-h-screen bg-gradient-to-br from-slate-900 via-blue-900 to-slate-900 py-4 px-3"&gt;</text:span></text:p>
      <text:p text:style-name="P1"><text:span text:style-name="T1"><text:s text:c="10"/>&lt;div className="max-w-lg mx-auto"&gt;</text:span></text:p>
      <text:p text:style-name="P1"><text:span text:style-name="T1"><text:s text:c="12"/>&lt;div className="bg-white/10 backdrop-blur rounded-xl p-3 mb-4"&gt;</text:span></text:p>
      <text:p text:style-name="P1"><text:span text:style-name="T1"><text:s text:c="14"/>&lt;div className="flex justify-between items-center mb-2"&gt;</text:span></text:p>
      <text:p text:style-name="P1"><text:span text:style-name="T1"><text:s text:c="16"/>&lt;span className="text-white text-xs truncate"&gt;{phase.icon} {phase.shortTitle}&lt;/span&gt;</text:span></text:p>
      <text:p text:style-name="P1"><text:span text:style-name="T1"><text:s text:c="16"/>&lt;span className="text-blue-200 text-xs"&gt;{current}/{total} • {score} pts&lt;/span&gt;</text:span></text:p>
      <text:p text:style-name="P1"><text:span text:style-name="T1"><text:s text:c="14"/>&lt;/div&gt;</text:span></text:p>
      <text:p text:style-name="P1"><text:span text:style-name="T1"><text:s text:c="14"/>&lt;div className="w-full bg-white/20 rounded-full h-2"&gt;</text:span></text:p>
      <text:p text:style-name="P1"><text:span text:style-name="T1"><text:s text:c="16"/>&lt;div className="bg-gradient-to-r from-emerald-400 to-cyan-400 h-2 rounded-full transition-all" style={{ width: `${(current / total) * 100}%` }} /&gt;</text:span></text:p>
      <text:p text:style-name="P1"><text:span text:style-name="T1"><text:s text:c="14"/>&lt;/div&gt;</text:span></text:p>
      <text:p text:style-name="P1"><text:span text:style-name="T1"><text:s text:c="12"/>&lt;/div&gt;</text:span></text:p>
      <text:p text:style-name="P1"><text:span text:style-name="T1"><text:s text:c="12"/></text:span></text:p>
      <text:p text:style-name="P1"><text:span text:style-name="T1"><text:s text:c="12"/>&lt;div className="bg-white rounded-xl shadow-xl p-4 mb-4"&gt;</text:span></text:p>
      <text:p text:style-name="P1"><text:span text:style-name="T1"><text:s text:c="14"/>&lt;div className="flex items-center gap-2 mb-3"&gt;</text:span></text:p>
      <text:p text:style-name="P1"><text:span text:style-name="T1"><text:s text:c="16"/>&lt;span className="text-xl"&gt;{phase.icon}&lt;/span&gt;</text:span></text:p>
      <text:p text:style-name="P1"><text:span text:style-name="T1"><text:s text:c="16"/>&lt;span className="bg-blue-100 text-blue-800 text-xs font-semibold px-2 py-1 rounded-full"&gt;Q{current}/{total}&lt;/span&gt;</text:span></text:p>
      <text:p text:style-name="P1"><text:span text:style-name="T1"><text:s text:c="14"/>&lt;/div&gt;</text:span></text:p>
      <text:p text:style-name="P1"><text:span text:style-name="T1"><text:s text:c="14"/>&lt;h2 className="text-base font-bold text-gray-800 mb-4"&gt;{q.question}&lt;/h2&gt;</text:span></text:p>
      <text:p text:style-name="P1"><text:span text:style-name="T1"><text:s text:c="14"/>&lt;div className="space-y-2"&gt;</text:span></text:p>
      <text:p text:style-name="P1"><text:span text:style-name="T1"><text:s text:c="16"/>{q.options.map((opt, i) =&gt; (</text:span></text:p>
      <text:p text:style-name="P1"><text:span text:style-name="T1"><text:s text:c="18"/>&lt;button key={i} onClick={() =&gt; handleSelect(q.id, i)} className={`w-full text-left p-3 rounded-lg border-2 ${answers[q.id] === i ? 'border-blue-500 bg-blue-50' : 'border-gray-200'}`}&gt;</text:span></text:p>
      <text:p text:style-name="P1"><text:span text:style-name="T1"><text:s text:c="20"/>&lt;div className="flex items-start gap-3"&gt;</text:span></text:p>
      <text:p text:style-name="P1"><text:span text:style-name="T1"><text:s text:c="22"/>&lt;div className={`w-5 h-5 rounded-full border-2 flex items-center justify-center flex-shrink-0 ${answers[q.id] === i ? 'border-blue-500 bg-blue-500' : 'border-gray-300'}`}&gt;</text:span></text:p>
      <text:p text:style-name="P1"><text:span text:style-name="T1"><text:s text:c="24"/>{answers[q.id] === i &amp;&amp; &lt;svg className="w-3 h-3 text-white" fill="currentColor" viewBox="0 0 20 20"&gt;&lt;path fillRule="evenodd" d="M16.707 5.293a1 1 0 010 1.414l-8 8a1 1 0 01-1.414 0l-4-4a1 1 0 011.414-1.414L8 12.586l7.293-7.293a1 1 0 011.414 0z" clipRule="evenodd" /&gt;&lt;/svg&gt;}</text:span></text:p>
      <text:p text:style-name="P1"><text:span text:style-name="T1"><text:s text:c="22"/>&lt;/div&gt;</text:span></text:p>
      <text:p text:style-name="P1"><text:span text:style-name="T1"><text:s text:c="22"/>&lt;span className={`text-sm ${answers[q.id] === i ? 'text-blue-800 font-medium' : 'text-gray-700'}`}&gt;{opt.text}&lt;/span&gt;</text:span></text:p>
      <text:p text:style-name="P1"><text:span text:style-name="T1"><text:s text:c="20"/>&lt;/div&gt;</text:span></text:p>
      <text:p text:style-name="P1"><text:span text:style-name="T1"><text:s text:c="18"/>&lt;/button&gt;</text:span></text:p>
      <text:p text:style-name="P1"><text:span text:style-name="T1"><text:s text:c="16"/>))}</text:span></text:p>
      <text:p text:style-name="P1"><text:span text:style-name="T1"><text:s text:c="14"/>&lt;/div&gt;</text:span></text:p>
      <text:p text:style-name="P1"><text:span text:style-name="T1"><text:s text:c="12"/>&lt;/div&gt;</text:span></text:p>
      <text:p text:style-name="P1"><text:span text:style-name="T1"><text:s text:c="12"/></text:span></text:p>
      <text:p text:style-name="P1"><text:span text:style-name="T1"><text:s text:c="12"/>&lt;div className="flex gap-3"&gt;</text:span></text:p>
      <text:p text:style-name="P1"><text:span text:style-name="T1"><text:s text:c="14"/>&lt;button onClick={handleBack} disabled={phaseIdx === 0 &amp;&amp; qIdx === 0} className={`flex-1 py-3 rounded-xl font-semibold text-sm ${phaseIdx === 0 &amp;&amp; qIdx === 0 ? 'bg-white/5 text-gray-500' : 'bg-white/10 text-white'}`}&gt;</text:span><text:span text:style-name="T4">←</text:span><text:span text:style-name="T1"><text:s/>Back&lt;/button&gt;</text:span></text:p>
      <text:p text:style-name="P1"><text:span text:style-name="T1"><text:s text:c="14"/>&lt;button onClick={handleNext} disabled={answers[q.id] === undefined} className={`flex-1 py-3 rounded-xl font-semibold text-sm ${answers[q.id] !== undefined ? 'bg-gradient-to-r from-emerald-500 to-cyan-500 text-white' : 'bg-white/5 text-gray-500'}`}&gt;</text:span></text:p>
      <text:p text:style-name="P1"><text:span text:style-name="T1"><text:s text:c="16"/>{phaseIdx === quizData.phases.length - 1 &amp;&amp; qIdx === phase.questions.length - 1 ? 'Get Results' : 'Next </text:span><text:span text:style-name="T4">→</text:span><text:span text:style-name="T1">'}</text:span></text:p>
      <text:p text:style-name="P1"><text:span text:style-name="T1"><text:s text:c="14"/>&lt;/button&gt;</text:span></text:p>
      <text:p text:style-name="P1"><text:span text:style-name="T1"><text:s text:c="12"/>&lt;/div&gt;</text:span></text:p>
      <text:p text:style-name="P1"><text:span text:style-name="T1"><text:s text:c="10"/>&lt;/div&gt;</text:span></text:p>
      <text:p text:style-name="P1"><text:span text:style-name="T1"><text:s text:c="8"/>&lt;/div&gt;</text:span></text:p>
      <text:p text:style-name="P1"><text:span text:style-name="T1"><text:s text:c="6"/>);</text:span></text:p>
      <text:p text:style-name="P1"><text:span text:style-name="T1"><text:s text:c="4"/>};</text:span></text:p>
      <text:p text:style-name="P1"/>
      <text:p text:style-name="P1"><text:span text:style-name="T1"><text:s text:c="4"/>const ResultsScreen = ({ score, answers, userInfo, onRestart }) =&gt; {</text:span></text:p>
      <text:p text:style-name="P1"><text:span text:style-name="T1"><text:s text:c="6"/>const risk = getRiskCategory(score);</text:span></text:p>
      <text:p text:style-name="P1"><text:span text:style-name="T1"><text:s text:c="6"/>const phaseScores = quizData.phases.map(p =&gt; ({ ...p, score: p.questions.reduce((t, q) =&gt; t + (answers[q.id] !== undefined ? q.options[answers[q.id]].points : 0), 0), max: p.questions.reduce((t, q) =&gt; t + Math.max(...q.options.map(o =&gt; o.points)), 0) }));</text:span></text:p>
      <text:p text:style-name="P1"><text:span text:style-name="T1"><text:s text:c="6"/>const maxScore = phaseScores.reduce((t, p) =&gt; t + p.max, 0);</text:span></text:p>
      <text:p text:style-name="P1"><text:span text:style-name="T1"><text:s text:c="6"/></text:span></text:p>
      <text:p text:style-name="P1"><text:span text:style-name="T1"><text:s text:c="6"/>return (</text:span></text:p>
      <text:p text:style-name="P1"><text:span text:style-name="T1"><text:s text:c="8"/>&lt;div className="min-h-screen bg-gradient-to-br from-slate-900 via-blue-900 to-slate-900 py-4 px-3"&gt;</text:span></text:p>
      <text:p text:style-name="P1"><text:span text:style-name="T1"><text:s text:c="10"/>&lt;div className="max-w-lg mx-auto"&gt;</text:span></text:p>
      <text:p text:style-name="P1"><text:span text:style-name="T1"><text:s text:c="12"/>&lt;div className="bg-white rounded-2xl shadow-2xl overflow-hidden mb-4"&gt;</text:span></text:p>
      <text:p text:style-name="P1"><text:span text:style-name="T1"><text:s text:c="14"/>&lt;div className="p-5 text-center" style={{ backgroundColor: risk.bgColor }}&gt;</text:span></text:p>
      <text:p text:style-name="P1"><text:span text:style-name="T1"><text:s text:c="16"/>&lt;div className="text-4xl mb-2"&gt;{risk.emoji}&lt;/div&gt;</text:span></text:p>
      <text:p text:style-name="P1"><text:span text:style-name="T1"><text:s text:c="16"/>&lt;div className="text-3xl font-bold" style={{ color: risk.color }}&gt;{score}&lt;/div&gt;</text:span></text:p>
      <text:p text:style-name="P1"><text:span text:style-name="T1"><text:s text:c="16"/>&lt;div className="text-gray-600 text-sm mb-2"&gt;out of {maxScore} points&lt;/div&gt;</text:span></text:p>
      <text:p text:style-name="P1"><text:span text:style-name="T1"><text:s text:c="16"/>&lt;div className="inline-block px-4 py-1 rounded-full font-bold text-white text-sm" style={{ backgroundColor: risk.color }}&gt;{risk.level}&lt;/div&gt;</text:span></text:p>
      <text:p text:style-name="P1"><text:span text:style-name="T1"><text:s text:c="16"/>&lt;h2 className="text-base font-bold text-gray-800 mt-2"&gt;{risk.title}&lt;/h2&gt;</text:span></text:p>
      <text:p text:style-name="P1"><text:span text:style-name="T1"><text:s text:c="16"/>&lt;p className="text-gray-500 text-xs mt-1"&gt;{userInfo.name}&lt;/p&gt;</text:span></text:p>
      <text:p text:style-name="P1"><text:span text:style-name="T1"><text:s text:c="14"/>&lt;/div&gt;</text:span></text:p>
      <text:p text:style-name="P1"><text:span text:style-name="T1"><text:s text:c="14"/></text:span></text:p>
      <text:p text:style-name="P1"><text:span text:style-name="T1"><text:s text:c="14"/>&lt;div className="p-4"&gt;</text:span></text:p>
      <text:p text:style-name="P1"><text:span text:style-name="T1"><text:s text:c="16"/>&lt;div className="mb-4"&gt;</text:span></text:p>
      <text:p text:style-name="P1"><text:span text:style-name="T1"><text:s text:c="18"/>&lt;h3 className="text-sm font-bold text-gray-800 mb-2"&gt;</text:span><text:span text:style-name="T2">🩺</text:span><text:span text:style-name="T1"><text:s/>Interpretation&lt;/h3&gt;</text:span></text:p>
      <text:p text:style-name="P1"><text:span text:style-name="T1"><text:s text:c="18"/>&lt;p className="text-gray-700 text-sm bg-gray-50 p-3 rounded-lg"&gt;{risk.interpretation}&lt;/p&gt;</text:span></text:p>
      <text:p text:style-name="P1"><text:span text:style-name="T1"><text:s text:c="16"/>&lt;/div&gt;</text:span></text:p>
      <text:p text:style-name="P1"><text:span text:style-name="T1"><text:s text:c="16"/></text:span></text:p>
      <text:p text:style-name="P1"><text:span text:style-name="T1"><text:s text:c="16"/>&lt;div className="mb-4 p-3 rounded-xl border-2" style={{ borderColor: risk.color, backgroundColor: risk.bgColor + '50' }}&gt;</text:span></text:p>
      <text:p text:style-name="P1"><text:span text:style-name="T1"><text:s text:c="18"/>&lt;h3 className="text-sm font-bold mb-1" style={{ color: risk.color }}&gt;</text:span><text:span text:style-name="T2">⚡</text:span><text:span text:style-name="T1"><text:s/>Action Required&lt;/h3&gt;</text:span></text:p>
      <text:p text:style-name="P1"><text:span text:style-name="T1"><text:s text:c="18"/>&lt;p className="text-gray-700 text-sm"&gt;{risk.clinicalAction}&lt;/p&gt;</text:span></text:p>
      <text:p text:style-name="P1"><text:span text:style-name="T1"><text:s text:c="16"/>&lt;/div&gt;</text:span></text:p>
      <text:p text:style-name="P1"><text:span text:style-name="T1"><text:s text:c="16"/></text:span></text:p>
      <text:p text:style-name="P1"><text:span text:style-name="T1"><text:s text:c="16"/>&lt;div className="mb-4"&gt;</text:span></text:p>
      <text:p text:style-name="P1"><text:span text:style-name="T1"><text:s text:c="18"/>&lt;h3 className="text-sm font-bold text-gray-800 mb-2"&gt;</text:span><text:span text:style-name="T2">💪</text:span><text:span text:style-name="T1"><text:s/>Fitness Guidance&lt;/h3&gt;</text:span></text:p>
      <text:p text:style-name="P1"><text:span text:style-name="T1"><text:s text:c="18"/>&lt;p className="text-gray-700 text-sm bg-blue-50 p-3 rounded-lg"&gt;{risk.fitnessGuidance}&lt;/p&gt;</text:span></text:p>
      <text:p text:style-name="P1"><text:span text:style-name="T1"><text:s text:c="16"/>&lt;/div&gt;</text:span></text:p>
      <text:p text:style-name="P1"><text:span text:style-name="T1"><text:s text:c="16"/></text:span></text:p>
      <text:p text:style-name="P1"><text:span text:style-name="T1"><text:s text:c="16"/>&lt;div className="mb-4 bg-emerald-50 border border-emerald-200 rounded-xl p-3"&gt;</text:span></text:p>
      <text:p text:style-name="P1"><text:span text:style-name="T1"><text:s text:c="18"/>&lt;h3 className="text-sm font-bold text-emerald-800 mb-2"&gt;</text:span><text:span text:style-name="T2">💊</text:span><text:span text:style-name="T1"><text:s/>{risk.cure.title}&lt;/h3&gt;</text:span></text:p>
      <text:p text:style-name="P1"><text:span text:style-name="T1"><text:s text:c="18"/>&lt;ul className="space-y-1"&gt;</text:span></text:p>
      <text:p text:style-name="P1"><text:span text:style-name="T1"><text:s text:c="20"/>{risk.cure.items.map((item, i) =&gt; &lt;li key={i} className="flex items-start gap-2 text-emerald-900 text-xs"&gt;&lt;span className="text-emerald-500"&gt;</text:span><text:span text:style-name="T5">✓</text:span><text:span text:style-name="T1">&lt;/span&gt;{item}&lt;/li&gt;)}</text:span></text:p>
      <text:p text:style-name="P1"><text:span text:style-name="T1"><text:s text:c="18"/>&lt;/ul&gt;</text:span></text:p>
      <text:p text:style-name="P1"><text:span text:style-name="T1"><text:s text:c="16"/>&lt;/div&gt;</text:span></text:p>
      <text:p text:style-name="P1"><text:span text:style-name="T1"><text:s text:c="16"/></text:span></text:p>
      <text:p text:style-name="P1"><text:span text:style-name="T1"><text:s text:c="16"/>&lt;div className="mb-4"&gt;</text:span></text:p>
      <text:p text:style-name="P1"><text:span text:style-name="T1"><text:s text:c="18"/>&lt;h3 className="text-sm font-bold text-gray-800 mb-2"&gt;</text:span><text:span text:style-name="T2">📊</text:span><text:span text:style-name="T1"><text:s/>Phase Scores&lt;/h3&gt;</text:span></text:p>
      <text:p text:style-name="P1"><text:span text:style-name="T1"><text:s text:c="18"/>{phaseScores.map(p =&gt; (</text:span></text:p>
      <text:p text:style-name="P1"><text:span text:style-name="T1"><text:s text:c="20"/>&lt;div key={p.id} className="bg-gray-50 rounded-lg p-2 mb-2"&gt;</text:span></text:p>
      <text:p text:style-name="P1"><text:span text:style-name="T1"><text:s text:c="22"/>&lt;div className="flex justify-between text-sm mb-1"&gt;&lt;span&gt;{p.icon} {p.shortTitle}&lt;/span&gt;&lt;span className="font-bold"&gt;{p.score}/{p.max}&lt;/span&gt;&lt;/div&gt;</text:span></text:p>
      <text:p text:style-name="P1"><text:span text:style-name="T1"><text:s text:c="22"/>&lt;div className="w-full bg-gray-200 rounded-full h-1.5"&gt;&lt;div className="bg-blue-500 h-1.5 rounded-full" style={{ width: `${(p.score / p.max) * 100}%` }} /&gt;&lt;/div&gt;</text:span></text:p>
      <text:p text:style-name="P1"><text:span text:style-name="T1"><text:s text:c="20"/>&lt;/div&gt;</text:span></text:p>
      <text:p text:style-name="P1"><text:span text:style-name="T1"><text:s text:c="18"/>))}</text:span></text:p>
      <text:p text:style-name="P1"><text:span text:style-name="T1"><text:s text:c="16"/>&lt;/div&gt;</text:span></text:p>
      <text:p text:style-name="P1"><text:span text:style-name="T1"><text:s text:c="16"/></text:span></text:p>
      <text:p text:style-name="P1"><text:span text:style-name="T1"><text:s text:c="16"/>&lt;div className="border border-gray-200 rounded-lg overflow-hidden text-xs mb-4"&gt;</text:span></text:p>
      <text:p text:style-name="P1"><text:span text:style-name="T1"><text:s text:c="18"/>{scoringScale.map((s, i) =&gt; {</text:span></text:p>
      <text:p text:style-name="P1"><text:span text:style-name="T1"><text:s text:c="20"/>const active = (i === 0 &amp;&amp; score &lt;= 15) || (i === 1 &amp;&amp; score &gt; 15 &amp;&amp; score &lt;= 35) || (i === 2 &amp;&amp; score &gt; 35 &amp;&amp; score &lt;= 55) || (i === 3 &amp;&amp; score &gt; 55);</text:span></text:p>
      <text:p text:style-name="P1"><text:span text:style-name="T1"><text:s text:c="20"/>return &lt;div key={i} className={`p-2 ${active ? 'bg-blue-50 border-l-4 border-blue-500' : 'border-b border-gray-100'}`}&gt;&lt;span&gt;{s.emoji}&lt;/span&gt; &lt;strong style={{ color: s.color }}&gt;{s.range}&lt;/strong&gt; — {s.desc}&lt;/div&gt;;</text:span></text:p>
      <text:p text:style-name="P1"><text:span text:style-name="T1"><text:s text:c="18"/>})}</text:span></text:p>
      <text:p text:style-name="P1"><text:span text:style-name="T1"><text:s text:c="16"/>&lt;/div&gt;</text:span></text:p>
      <text:p text:style-name="P1"><text:span text:style-name="T1"><text:s text:c="14"/>&lt;/div&gt;</text:span></text:p>
      <text:p text:style-name="P1"><text:span text:style-name="T1"><text:s text:c="12"/>&lt;/div&gt;</text:span></text:p>
      <text:p text:style-name="P1"><text:span text:style-name="T1"><text:s text:c="12"/></text:span></text:p>
      <text:p text:style-name="P1"><text:span text:style-name="T1"><text:s text:c="12"/>&lt;button onClick={onRestart} className="w-full bg-gradient-to-r from-emerald-500 to-cyan-500 text-white font-bold py-3 rounded-xl"&gt;Take Again&lt;/button&gt;</text:span></text:p>
      <text:p text:style-name="P1"><text:span text:style-name="T1"><text:s text:c="12"/>&lt;p className="text-center text-blue-200 text-xs mt-3"&gt;Results saved. Thank you!&lt;/p&gt;</text:span></text:p>
      <text:p text:style-name="P1"><text:span text:style-name="T1"><text:s text:c="10"/>&lt;/div&gt;</text:span></text:p>
      <text:p text:style-name="P1"><text:span text:style-name="T1"><text:s text:c="8"/>&lt;/div&gt;</text:span></text:p>
      <text:p text:style-name="P1"><text:span text:style-name="T1"><text:s text:c="6"/>);</text:span></text:p>
      <text:p text:style-name="P1"><text:span text:style-name="T1"><text:s text:c="4"/>};</text:span></text:p>
      <text:p text:style-name="P1"/>
      <text:p text:style-name="P1"><text:span text:style-name="T1"><text:s text:c="4"/>function App() {</text:span></text:p>
      <text:p text:style-name="P1"><text:span text:style-name="T1"><text:s text:c="6"/>const [screen, setScreen] = useState('welcome');</text:span></text:p>
      <text:p text:style-name="P1"><text:span text:style-name="T1"><text:s text:c="6"/>const [userInfo, setUserInfo] = useState(null);</text:span></text:p>
      <text:p text:style-name="P1"><text:span text:style-name="T1"><text:s text:c="6"/>const [results, setResults] = useState(null);</text:span></text:p>
      <text:p text:style-name="P1"><text:span text:style-name="T1"><text:s text:c="6"/></text:span></text:p>
      <text:p text:style-name="P1"><text:span text:style-name="T1"><text:s text:c="6"/>if (screen === 'welcome') return &lt;WelcomeScreen onStart={(info) =&gt; { setUserInfo(info); setScreen('quiz'); }} /&gt;;</text:span></text:p>
      <text:p text:style-name="P1"><text:span text:style-name="T1"><text:s text:c="6"/>if (screen === 'quiz') return &lt;QuizScreen userInfo={userInfo} onComplete={(score, answers) =&gt; { setResults({ score, answers }); setScreen('results'); }} /&gt;;</text:span></text:p>
      <text:p text:style-name="P1"><text:span text:style-name="T1"><text:s text:c="6"/>if (screen === 'results') return &lt;ResultsScreen score={results.score} answers={results.answers} userInfo={userInfo} onRestart={() =&gt; { setUserInfo(null); setResults(null); setScreen('welcome'); }} /&gt;;</text:span></text:p>
      <text:p text:style-name="P1"><text:span text:style-name="T1"><text:s text:c="6"/>return null;</text:span></text:p>
      <text:p text:style-name="P1"><text:span text:style-name="T1"><text:s text:c="4"/>}</text:span></text:p>
      <text:p text:style-name="P1"/>
      <text:p text:style-name="P1"><text:span text:style-name="T1"><text:s text:c="4"/>ReactDOM.createRoot(document.getElementById('root')).render(&lt;App /&gt;);</text:span></text:p>
      <text:p text:style-name="P1"><text:span text:style-name="T1"><text:s text:c="2"/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